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f466" officeooo:paragraph-rsid="0003f466"/>
    </style:style>
    <style:style style:name="P2" style:family="paragraph" style:parent-style-name="Text_20_body" style:list-style-name="L2">
      <style:text-properties officeooo:rsid="0003f466" officeooo:paragraph-rsid="0003f466"/>
    </style:style>
    <style:style style:name="P3" style:family="paragraph" style:parent-style-name="Text_20_body">
      <style:text-properties officeooo:rsid="0004ebc8" officeooo:paragraph-rsid="0004ebc8"/>
    </style:style>
    <style:style style:name="P4" style:family="paragraph" style:parent-style-name="Text_20_body" style:list-style-name="L3">
      <style:text-properties officeooo:rsid="0004ebc8" officeooo:paragraph-rsid="000b032d"/>
    </style:style>
    <style:style style:name="P5" style:family="paragraph" style:parent-style-name="Text_20_body" style:list-style-name="L6">
      <style:text-properties officeooo:rsid="0004ebc8" officeooo:paragraph-rsid="0004ebc8"/>
    </style:style>
    <style:style style:name="P6" style:family="paragraph" style:parent-style-name="Text_20_body" style:list-style-name="L2">
      <style:text-properties officeooo:rsid="0004ebc8" officeooo:paragraph-rsid="0004ebc8"/>
    </style:style>
    <style:style style:name="P7" style:family="paragraph" style:parent-style-name="Text_20_body" style:list-style-name="L2">
      <style:text-properties officeooo:rsid="00051791" officeooo:paragraph-rsid="00051791"/>
    </style:style>
    <style:style style:name="P8" style:family="paragraph" style:parent-style-name="Text_20_body" style:list-style-name="L6">
      <style:text-properties officeooo:rsid="0007a437" officeooo:paragraph-rsid="0007a437"/>
    </style:style>
    <style:style style:name="P9" style:family="paragraph" style:parent-style-name="Text_20_body" style:list-style-name="L3">
      <style:text-properties officeooo:rsid="000b032d" officeooo:paragraph-rsid="000b032d"/>
    </style:style>
    <style:style style:name="P10" style:family="paragraph" style:parent-style-name="Text_20_body" style:list-style-name="L3">
      <style:text-properties officeooo:rsid="000b1c75" officeooo:paragraph-rsid="000b1c75"/>
    </style:style>
    <style:style style:name="P11" style:family="paragraph" style:parent-style-name="Text_20_body" style:list-style-name="L6">
      <style:text-properties officeooo:rsid="000b1c75" officeooo:paragraph-rsid="000b1c75"/>
    </style:style>
    <style:style style:name="P12" style:family="paragraph" style:parent-style-name="Text_20_body">
      <style:text-properties officeooo:rsid="000b1c75" officeooo:paragraph-rsid="000b1c75"/>
    </style:style>
    <style:style style:name="P13" style:family="paragraph" style:parent-style-name="Text_20_body" style:list-style-name="L7">
      <style:text-properties officeooo:rsid="000b1c75" officeooo:paragraph-rsid="000b1c75"/>
    </style:style>
    <style:style style:name="P14" style:family="paragraph" style:parent-style-name="Text_20_body" style:list-style-name="L7">
      <style:text-properties officeooo:rsid="000f9810" officeooo:paragraph-rsid="000f9810"/>
    </style:style>
    <style:style style:name="P15" style:family="paragraph" style:parent-style-name="Text_20_body" style:list-style-name="L7">
      <style:text-properties officeooo:rsid="0013883f" officeooo:paragraph-rsid="0013883f"/>
    </style:style>
    <style:style style:name="P16" style:family="paragraph" style:parent-style-name="Text_20_body" style:list-style-name="L3">
      <style:text-properties officeooo:rsid="0014fbfa" officeooo:paragraph-rsid="0014fbfa"/>
    </style:style>
    <style:style style:name="P17" style:family="paragraph" style:parent-style-name="Text_20_body">
      <style:text-properties officeooo:rsid="00179678" officeooo:paragraph-rsid="00179678"/>
    </style:style>
    <style:style style:name="P18" style:family="paragraph" style:parent-style-name="Text_20_body">
      <style:text-properties officeooo:rsid="00187061" officeooo:paragraph-rsid="00187061"/>
    </style:style>
    <style:style style:name="P19" style:family="paragraph" style:parent-style-name="Text_20_body" style:list-style-name="L9">
      <style:text-properties officeooo:rsid="00187061" officeooo:paragraph-rsid="00187061"/>
    </style:style>
    <style:style style:name="P20" style:family="paragraph" style:parent-style-name="Text_20_body" style:list-style-name="L9">
      <style:text-properties officeooo:rsid="001a4709" officeooo:paragraph-rsid="001a4709"/>
    </style:style>
    <style:style style:name="P21" style:family="paragraph" style:parent-style-name="Text_20_body" style:list-style-name="L8">
      <style:text-properties officeooo:rsid="001a6a68" officeooo:paragraph-rsid="001a6a68"/>
    </style:style>
    <style:style style:name="P22" style:family="paragraph" style:parent-style-name="Title">
      <style:text-properties officeooo:rsid="0003f466"/>
    </style:style>
    <style:style style:name="T1" style:family="text">
      <style:text-properties officeooo:rsid="0004ebc8"/>
    </style:style>
    <style:style style:name="T2" style:family="text">
      <style:text-properties officeooo:rsid="00097f5e"/>
    </style:style>
    <style:style style:name="T3" style:family="text">
      <style:text-properties officeooo:rsid="000dfbd9"/>
    </style:style>
    <style:style style:name="T4" style:family="text">
      <style:text-properties officeooo:rsid="000eafd0"/>
    </style:style>
    <style:style style:name="T5" style:family="text">
      <style:text-properties officeooo:rsid="0011b336"/>
    </style:style>
    <style:style style:name="T6" style:family="text">
      <style:text-properties officeooo:rsid="00179678"/>
    </style:style>
    <style:style style:name="T7" style:family="text">
      <style:text-properties officeooo:rsid="001a47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Outline</text:p>
      <text:p text:style-name="P1"/>
      <text:p text:style-name="P1">I. Summary of game.</text:p>
      <text:list xml:id="list1378902123" text:style-name="L2">
        <text:list-item>
          <text:p text:style-name="P2"><text:span text:style-name="T1">Story</text:span></text:p>
        </text:list-item>
        <text:list-item>
          <text:p text:style-name="P2"><text:span text:style-name="T1">Gameplay</text:span></text:p>
        </text:list-item>
        <text:list-item>
          <text:p text:style-name="P6">Game engine</text:p>
          <text:list>
            <text:list-item>
              <text:p text:style-name="P6">Implementation</text:p>
            </text:list-item>
            <text:list-item>
              <text:p text:style-name="P6">Target platforms</text:p>
              <text:list>
                <text:list-item>
                  <text:p text:style-name="P6">PC 64-bit</text:p>
                </text:list-item>
                <text:list-item>
                  <text:p text:style-name="P6">Android</text:p>
                </text:list-item>
                <text:list-item>
                  <text:p text:style-name="P6">iOS</text:p>
                </text:list-item>
                <text:list-item>
                  <text:p text:style-name="P6">Other PC platforms</text:p>
                </text:list-item>
              </text:list>
            </text:list-item>
            <text:list-item>
              <text:p text:style-name="P7">Intended features</text:p>
            </text:list-item>
          </text:list>
        </text:list-item>
      </text:list>
      <text:p text:style-name="P3">II. Storyline</text:p>
      <text:list xml:id="list4150389810" text:style-name="L3">
        <text:list-item>
          <text:p text:style-name="P4"><text:span text:style-name="T2">The survivalist.</text:span></text:p>
        </text:list-item>
        <text:list-item>
          <text:p text:style-name="P4"><text:span text:style-name="T2">Gathering food and building a shelter.</text:span></text:p>
        </text:list-item>
        <text:list-item>
          <text:p text:style-name="P4"><text:span text:style-name="T2">Escaping the small isle to swim to the main island</text:span></text:p>
          <text:list>
            <text:list-item>
              <text:p text:style-name="P4"><text:span text:style-name="T2">Defeating the shark</text:span></text:p>
            </text:list-item>
            <text:list-item>
              <text:p text:style-name="P4"><text:span text:style-name="T2">Learning how to craft fishing nets</text:span></text:p>
            </text:list-item>
          </text:list>
        </text:list-item>
        <text:list-item>
          <text:p text:style-name="P4"><text:span text:style-name="T2">Exploring the west end of the main beach.</text:span></text:p>
          <text:list>
            <text:list-item>
              <text:p text:style-name="P16">Gathering seeds from wild plants</text:p>
            </text:list-item>
            <text:list-item>
              <text:p text:style-name="P16">Planting seeds on a small farm</text:p>
            </text:list-item>
            <text:list-item>
              <text:p text:style-name="P4"><text:span text:style-name="T2">Finding a cave.</text:span></text:p>
            </text:list-item>
            <text:list-item>
              <text:p text:style-name="P4"><text:span text:style-name="T2">Rescuing the druid.</text:span></text:p>
            </text:list-item>
            <text:list-item>
              <text:p text:style-name="P4"><text:span text:style-name="T2">Building a new settlement near the cave.</text:span></text:p>
            </text:list-item>
          </text:list>
        </text:list-item>
        <text:list-item>
          <text:p text:style-name="P4"><text:span text:style-name="T2">Traveling east along the beach in search of food and survivors</text:span></text:p>
          <text:list>
            <text:list-item>
              <text:p text:style-name="P4"><text:span text:style-name="T2">Discovery of large boulders blocking the paths to the rest of the island.</text:span></text:p>
            </text:list-item>
            <text:list-item>
              <text:p text:style-name="P4"><text:span text:style-name="T2">Another cave. This one full of spiders.</text:span></text:p>
              <text:list>
                <text:list-item>
                  <text:p text:style-name="P4"><text:soft-page-break/><text:span text:style-name="T2">A thief has been captured by a spider matriarch</text:span></text:p>
                </text:list-item>
                <text:list-item>
                  <text:p text:style-name="P4"><text:span text:style-name="T2">The matriarch is defeated and the thief rescued. </text:span></text:p>
                </text:list-item>
              </text:list>
            </text:list-item>
            <text:list-item>
              <text:p text:style-name="P9">Gathering enough resources to clear the boulders.</text:p>
            </text:list-item>
          </text:list>
        </text:list-item>
        <text:list-item>
          <text:p text:style-name="P9">The western forest</text:p>
          <text:list>
            <text:list-item>
              <text:p text:style-name="P9">Gather resources for new settlement.</text:p>
            </text:list-item>
            <text:list-item>
              <text:p text:style-name="P9">Discovery of abandoned mineshaft.</text:p>
              <text:list>
                <text:list-item>
                  <text:p text:style-name="P9">Cleared of troglodytes and treasure.</text:p>
                </text:list-item>
                <text:list-item>
                  <text:p text:style-name="P9">Proves to be an excellent source of ore.</text:p>
                </text:list-item>
              </text:list>
            </text:list-item>
            <text:list-item>
              <text:p text:style-name="P9">Lake in the center is a source of unfiltered fresh water.</text:p>
            </text:list-item>
            <text:list-item>
              <text:p text:style-name="P9">The swamp in the east is searched for survivors.</text:p>
              <text:list>
                <text:list-item>
                  <text:p text:style-name="P10">A surviving mage is found but only agrees to help on one condition</text:p>
                </text:list-item>
                <text:list-item>
                  <text:p text:style-name="P10">After defeating swamp witch for item mage sought, the mage joins the survivors.</text:p>
                </text:list-item>
              </text:list>
            </text:list-item>
          </text:list>
        </text:list-item>
      </text:list>
      <text:p text:style-name="P17">III. Game implementation</text:p>
      <text:list xml:id="list718797607" text:style-name="L8">
        <text:list-item>
          <text:p text:style-name="P21">C++17</text:p>
        </text:list-item>
        <text:list-item>
          <text:p text:style-name="P21">OpenGL and SDL for cross platform development</text:p>
        </text:list-item>
      </text:list>
      <text:p text:style-name="P3">I<text:span text:style-name="T6">V</text:span>. Game mechanics</text:p>
      <text:list xml:id="list3564761107" text:style-name="L6">
        <text:list-item>
          <text:p text:style-name="P5">Movement on the map</text:p>
        </text:list-item>
        <text:list-item>
          <text:p text:style-name="P5">Interacting with objects</text:p>
          <text:list>
            <text:list-item>
              <text:p text:style-name="P5">Static entities</text:p>
              <text:list>
                <text:list-item>
                  <text:p text:style-name="P5">Trees</text:p>
                </text:list-item>
                <text:list-item>
                  <text:p text:style-name="P5">Shrubbery</text:p>
                </text:list-item>
                <text:list-item>
                  <text:p text:style-name="P5">Rocks</text:p>
                </text:list-item>
                <text:list-item>
                  <text:p text:style-name="P5">Buildings, which are built and placed by player</text:p>
                </text:list-item>
                <text:list-item>
                  <text:p text:style-name="P5">Special entities</text:p>
                </text:list-item>
              </text:list>
            </text:list-item>
            <text:list-item>
              <text:p text:style-name="P5">Moving objects (MOBs)</text:p>
              <text:list>
                <text:list-item>
                  <text:p text:style-name="P5">Monsters</text:p>
                </text:list-item>
                <text:list-item>
                  <text:p text:style-name="P5">NPCs</text:p>
                </text:list-item>
              </text:list>
            </text:list-item>
          </text:list>
        </text:list-item>
        <text:list-item>
          <text:p text:style-name="P8">Display</text:p>
          <text:list>
            <text:list-item>
              <text:p text:style-name="P8">Camera system</text:p>
            </text:list-item>
            <text:list-item>
              <text:p text:style-name="P8">Two dimensional orthogonal point of view</text:p>
            </text:list-item>
          </text:list>
        </text:list-item>
        <text:list-item>
          <text:p text:style-name="P11"><text:soft-page-break/>User interface</text:p>
          <text:list>
            <text:list-item>
              <text:p text:style-name="P11">Scripting with Lua</text:p>
            </text:list-item>
            <text:list-item>
              <text:p text:style-name="P11">Widgets</text:p>
            </text:list-item>
          </text:list>
        </text:list-item>
      </text:list>
      <text:p text:style-name="P12"><text:span text:style-name="T6">V</text:span>. Combat system</text:p>
      <text:list xml:id="list1701130256" text:style-name="L7">
        <text:list-item>
          <text:p text:style-name="P13">Character combat data</text:p>
          <text:list>
            <text:list-item>
              <text:p text:style-name="P13">Health points</text:p>
            </text:list-item>
            <text:list-item>
              <text:p text:style-name="P13">Magic points</text:p>
            </text:list-item>
            <text:list-item>
              <text:p text:style-name="P13">Energy</text:p>
            </text:list-item>
          </text:list>
        </text:list-item>
        <text:list-item>
          <text:p text:style-name="P13">Character abilities</text:p>
          <text:list>
            <text:list-item>
              <text:p text:style-name="P13">Global cooldown</text:p>
              <text:list>
                <text:list-item>
                  <text:p text:style-name="P15">Roughly 0.1 seconds</text:p>
                </text:list-item>
                <text:list-item>
                  <text:p text:style-name="P15">Not all abilities subject to GCD</text:p>
                </text:list-item>
              </text:list>
            </text:list-item>
            <text:list-item>
              <text:p text:style-name="P13">Non-instant abilities</text:p>
              <text:list>
                <text:list-item>
                  <text:p text:style-name="P13">Casting</text:p>
                  <text:list>
                    <text:list-item>
                      <text:p text:style-name="P13">Interruption</text:p>
                    </text:list-item>
                    <text:list-item>
                      <text:p text:style-name="P13">Cancel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Buffs and de-buffs</text:p>
          <text:list>
            <text:list-item>
              <text:p text:style-name="P13">Bleed</text:p>
              <text:list>
                <text:list-item>
                  <text:p text:style-name="P13">Shortest duration.</text:p>
                </text:list-item>
                <text:list-item>
                  <text:p text:style-name="P13">Physical damage, thus mitigated by armor.</text:p>
                </text:list-item>
                <text:list-item>
                  <text:p text:style-name="P13">Easily stopped with first-aid or healing for a certain amount.</text:p>
                </text:list-item>
              </text:list>
            </text:list-item>
            <text:list-item>
              <text:p text:style-name="P13">Poison</text:p>
              <text:list>
                <text:list-item>
                  <text:p text:style-name="P13">Short duration.</text:p>
                </text:list-item>
                <text:list-item>
                  <text:p text:style-name="P13">Can inflict damage, <text:span text:style-name="T4">slow victim, reduce stats.</text:span></text:p>
                </text:list-item>
                <text:list-item>
                  <text:p text:style-name="P13">Typically most lethal</text:p>
                </text:list-item>
                <text:list-item>
                  <text:p text:style-name="P13"><text:span text:style-name="T3">E</text:span>asily cured with crafted antidotes.</text:p>
                </text:list-item>
              </text:list>
            </text:list-item>
            <text:list-item>
              <text:p text:style-name="P13">Magic</text:p>
              <text:list>
                <text:list-item>
                  <text:p text:style-name="P13">Medium duration. </text:p>
                </text:list-item>
                <text:list-item>
                  <text:p text:style-name="P14">Magic damage, stat reduction, movement effects.</text:p>
                </text:list-item>
                <text:list-item>
                  <text:p text:style-name="P14">Only cleric can dispel on <text:span text:style-name="T5">fairly </text:span>long cool down.</text:p>
                </text:list-item>
              </text:list>
            </text:list-item>
            <text:list-item>
              <text:p text:style-name="P13"><text:soft-page-break/>Disease</text:p>
              <text:list>
                <text:list-item>
                  <text:p text:style-name="P14">Longest duration.</text:p>
                </text:list-item>
                <text:list-item>
                  <text:p text:style-name="P14">Easily picked up from fighting sickly creatures</text:p>
                </text:list-item>
                <text:list-item>
                  <text:p text:style-name="P14">Less damage over time, mostly stat reductions.</text:p>
                </text:list-item>
                <text:list-item>
                  <text:p text:style-name="P14">Druid or cleric can dispel on fairly short cool down.</text:p>
                </text:list-item>
              </text:list>
            </text:list-item>
          </text:list>
        </text:list-item>
      </text:list>
      <text:p text:style-name="P18">VI. The <text:span text:style-name="T7">game editor and configuration text files</text:span></text:p>
      <text:list xml:id="list515737157" text:style-name="L9">
        <text:list-item>
          <text:p text:style-name="P19">Introduction</text:p>
        </text:list-item>
        <text:list-item>
          <text:p text:style-name="P19">Features</text:p>
        </text:list-item>
        <text:list-item>
          <text:p text:style-name="P19">Usage</text:p>
        </text:list-item>
        <text:list-item>
          <text:p text:style-name="P20">Tile map configuration script</text:p>
          <text:list>
            <text:list-item>
              <text:p text:style-name="P20">Examples</text:p>
            </text:list-item>
            <text:list-item>
              <text:p text:style-name="P20">…</text:p>
            </text:list-item>
          </text:list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00:40.487000000</meta:creation-date>
    <dc:date>2019-02-27T07:09:28.034000000</dc:date>
    <meta:editing-duration>PT6H53M48S</meta:editing-duration>
    <meta:editing-cycles>20</meta:editing-cycles>
    <meta:generator>LibreOffice/6.1.2.1$Windows_X86_64 LibreOffice_project/65905a128db06ba48db947242809d14d3f9a93fe</meta:generator>
    <meta:document-statistic meta:table-count="0" meta:image-count="0" meta:object-count="0" meta:page-count="4" meta:paragraph-count="100" meta:word-count="488" meta:character-count="2631" meta:non-whitespace-character-count="2333"/>
  </office:meta>
</office:document-meta>
</file>